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6.7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cb-luces-led-navida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3" office:value-type="string" calcext:value-type="string">
            <text:p>Source:</text:p>
          </table:table-cell>
          <table:table-cell table:style-name="Default" office:value-type="string" calcext:value-type="string">
            <text:p>pcb-luces-led-navidad.sch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Date:</text:p>
          </table:table-cell>
          <table:table-cell table:style-name="ce2" office:value-type="string" calcext:value-type="string">
            <text:p>05/01/2022 15:45:4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Tool:</text:p>
          </table:table-cell>
          <table:table-cell table:style-name="Default" office:value-type="string" calcext:value-type="string">
            <text:p>Eeschema (5.1.12)-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Qty x 30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Reference TME</text:p>
          </table:table-cell>
          <table:table-cell table:style-name="ce3" office:value-type="string" calcext:value-type="string">
            <text:p>Footprint</text:p>
          </table:table-cell>
          <table:table-cell table:style-name="ce3"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6]*30" office:value-type="float" office:value="30" calcext:value-type="float">
            <text:p>3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evice:Battery</text:p>
          </table:table-cell>
          <table:table-cell office:value-type="string" calcext:value-type="string">
            <text:p>BH-431-1A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7]*30" office:value-type="float" office:value="90" calcext:value-type="float">
            <text:p>90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ECEA1CKA100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8]*30" office:value-type="float" office:value="30" calcext:value-type="float">
            <text:p>3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B32529C0224J189</text:p>
          </table:table-cell>
          <table:table-cell office:value-type="string" calcext:value-type="string">
            <text:p>Capacitor_THT:C_Rect_L9.0mm_W3.2mm_P7.50mm_MKT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9]*30"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RED</text:p>
          </table:table-cell>
          <table:table-cell office:value-type="string" calcext:value-type="string">
            <text:p>OSHR5161A-MN 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0]*30" office:value-type="float" office:value="60" calcext:value-type="float">
            <text:p>60</text:p>
          </table:table-cell>
          <table:table-cell office:value-type="string" calcext:value-type="string">
            <text:p>D2,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GREEN</text:p>
          </table:table-cell>
          <table:table-cell office:value-type="string" calcext:value-type="string">
            <text:p>LL-504PGC2Q-G5-2B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1]*30" office:value-type="float" office:value="60" calcext:value-type="float">
            <text:p>60</text:p>
          </table:table-cell>
          <table:table-cell office:value-type="string" calcext:value-type="string">
            <text:p>D3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BLUE</text:p>
          </table:table-cell>
          <table:table-cell office:value-type="string" calcext:value-type="string">
            <text:p>LL-504BC2E-B4-2BE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2]*30" office:value-type="float" office:value="60" calcext:value-type="float">
            <text:p>6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WHITE</text:p>
          </table:table-cell>
          <table:table-cell office:value-type="string" calcext:value-type="string">
            <text:p>LL-504WC2E-W2-3PE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3]*30" office:value-type="float" office:value="180" calcext:value-type="float">
            <text:p>180</text:p>
          </table:table-cell>
          <table:table-cell office:value-type="string" calcext:value-type="string">
            <text:p>R1, R2, R4, R5, R7, R8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180R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4]*30" office:value-type="float" office:value="30" calcext:value-type="float">
            <text:p>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22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5]*30" office:value-type="float" office:value="30" calcext:value-type="float">
            <text:p>3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33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6]*30" office:value-type="float" office:value="30" calcext:value-type="float">
            <text:p>3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47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7]*30" office:value-type="float" office:value="30" calcext:value-type="float">
            <text:p>3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OS102011MA1QN1</text:p>
          </table:table-cell>
          <table:table-cell office:value-type="string" calcext:value-type="string">
            <text:p>Button_Switch_THT:SW_Slide_1P2T_CK_OS102011MS2Q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8]*30" office:value-type="float" office:value="30" calcext:value-type="float">
            <text:p>3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74xx:74HC14</text:p>
          </table:table-cell>
          <table:table-cell office:value-type="string" calcext:value-type="string">
            <text:p>CD74HC14E 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9]*30"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ZOCALO</text:p>
          </table:table-cell>
          <table:table-cell office:value-type="string" calcext:value-type="string">
            <text:p>Device: DIP14</text:p>
          </table:table-cell>
          <table:table-cell office:value-type="string" calcext:value-type="string">
            <text:p>ICVT-14P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6:32:55.66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6T16:42:42.423000000</dc:date>
    <meta:editing-duration>PT3H3M30S</meta:editing-duration>
    <meta:editing-cycles>17</meta:editing-cycles>
    <meta:generator>LibreOffice/7.0.4.2$Windows_X86_64 LibreOffice_project/dcf040e67528d9187c66b2379df5ea4407429775</meta:generator>
    <meta:document-statistic meta:table-count="1" meta:cell-count="125" meta:object-count="0"/>
  </office:meta>
</office:document-meta>
</file>